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fill-color="#ffffff" draw:textarea-vertical-align="middle"/>
    </style:style>
    <style:style style:name="gr2" style:family="graphic" style:parent-style-name="standard">
      <style:graphic-properties draw:fill-color="#ffffff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9pt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2.54cm" svg:height="2.921cm" svg:x="10.652cm" svg:y="18.526cm">
          <text:p/>
        </draw:ellipse>
        <draw:ellipse draw:style-name="gr2" draw:text-style-name="P2" draw:layer="layout" svg:width="5.715cm" svg:height="2.794cm" svg:x="3.794cm" svg:y="3.667cm">
          <text:p text:style-name="P2">Film (titlebasics)</text:p>
        </draw:ellipse>
        <draw:ellipse draw:style-name="gr2" draw:text-style-name="P2" draw:layer="layout" svg:width="5.715cm" svg:height="2.794cm" svg:x="4.175cm" svg:y="10.525cm">
          <text:p text:style-name="P2">Actor (namebasics)</text:p>
        </draw:ellipse>
        <draw:ellipse draw:style-name="gr2" draw:text-style-name="P2" draw:layer="layout" svg:width="5.715cm" svg:height="2.794cm" svg:x="7.731cm" svg:y="7.096cm">
          <text:p text:style-name="P2">Film-Actor (titleprincipals)</text:p>
        </draw:ellipse>
        <draw:line draw:style-name="gr3" draw:text-style-name="P2" draw:layer="layout" svg:x1="10.271cm" svg:y1="7.096cm" svg:x2="9.255cm" svg:y2="5.699cm">
          <text:p/>
        </draw:line>
        <draw:line draw:style-name="gr3" draw:text-style-name="P2" draw:layer="layout" svg:x1="9.763cm" svg:y1="9.89cm" svg:x2="8.747cm" svg:y2="10.779cm">
          <text:p/>
        </draw:line>
        <draw:ellipse draw:style-name="gr1" draw:text-style-name="P1" draw:layer="layout" svg:width="10.287cm" svg:height="8.255cm" svg:x="5.953cm" svg:y="15.224cm">
          <text:p/>
        </draw:ellipse>
        <draw:ellipse draw:style-name="gr1" draw:text-style-name="P1" draw:layer="layout" svg:width="6.096cm" svg:height="5.207cm" svg:x="8.62cm" svg:y="17.51cm">
          <text:p/>
        </draw:ellipse>
        <draw:frame draw:style-name="gr4" draw:text-style-name="P3" draw:layer="layout" svg:width="3.728cm" svg:height="1.319cm" svg:x="1.916cm" svg:y="18.428cm">
          <draw:text-box>
            <text:p text:style-name="P3">Level n set for actor 1: </text:p>
            <text:p text:style-name="P3">Films and </text:p>
            <text:p text:style-name="P3">Film-Actor records</text:p>
          </draw:text-box>
        </draw:frame>
        <draw:frame draw:style-name="gr4" draw:text-style-name="P3" draw:layer="layout" svg:width="4.088cm" svg:height="1.319cm" svg:x="1.662cm" svg:y="14.081cm">
          <draw:text-box>
            <text:p text:style-name="P3">Level n+1 set for actor 1: </text:p>
            <text:p text:style-name="P3">Films and </text:p>
            <text:p text:style-name="P3">Film-Actor records</text:p>
          </draw:text-box>
        </draw:frame>
        <draw:line draw:style-name="gr5" draw:text-style-name="P1" draw:layer="layout" svg:x1="5.953cm" svg:y1="14.97cm" svg:x2="8.493cm" svg:y2="15.732cm">
          <text:p/>
        </draw:line>
        <draw:line draw:style-name="gr5" draw:text-style-name="P1" draw:layer="layout" svg:x1="5.064cm" svg:y1="19.288cm" svg:x2="8.747cm" svg:y2="19.161cm">
          <text:p/>
        </draw:line>
        <draw:line draw:style-name="gr5" draw:text-style-name="P1" draw:layer="layout" svg:x1="10.779cm" svg:y1="20.304cm" svg:x2="4.175cm" svg:y2="22.463cm">
          <text:p/>
        </draw:line>
        <draw:frame draw:style-name="gr4" draw:text-style-name="P3" draw:layer="layout" svg:width="0.764cm" svg:height="0.607cm" svg:x="3.413cm" svg:y="22.009cm">
          <draw:text-box>
            <text:p text:style-name="P3"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riaan Bakker</meta:initial-creator>
    <meta:creation-date>2019-07-30T10:43:41</meta:creation-date>
    <dc:date>2019-07-30T17:08:56</dc:date>
    <dc:creator>Adriaan Bakker</dc:creator>
    <meta:editing-duration>PT6H25M16S</meta:editing-duration>
    <meta:editing-cycles>3</meta:editing-cycles>
    <meta:generator>OpenOffice/4.1.6$Unix OpenOffice.org_project/416m1$Build-9790</meta:generator>
    <meta:document-statistic meta:object-count="14"/>
  </office:meta>
</office:document-meta>
</file>